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/>
    </style:style>
    <style:style style:name="T1" style:family="text">
      <style:text-properties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Cravanche Sans Frontières</text:p>
      <text:p text:style-name="P1">13, Val du Salbert - 90300 CRAVANCHE</text:p>
      <text:p text:style-name="Text_20_body"><text:bookmark text:name="assocravanche@yahoo.com_body"/><text:a xlink:type="simple" xlink:href="https://webmail1n.orange.fr/webmail/fr_FR/read.html?FOLDER=SF_INBOX&amp;IDMSG=7254&amp;check=&amp;SORTBY=1" office:target-frame-name="_blank" xlink:show="new" text:style-name="Internet_20_link" text:visited-style-name="Visited_20_Internet_20_Link"><text:span text:style-name="T1">assocravanche@yahoo.com</text:span></text:a></text:p>
      <text:p text:style-name="P1">www.mairie-cravanche.fr/rubrique associat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Berbis</meta:initial-creator>
    <meta:creation-date>2019-02-24T18:28:47.88</meta:creation-date>
    <meta:document-statistic meta:table-count="0" meta:image-count="0" meta:object-count="0" meta:page-count="1" meta:paragraph-count="4" meta:word-count="13" meta:character-count="128"/>
    <dc:date>2019-02-24T18:29:19.05</dc:date>
    <dc:creator>Daniel Berbis</dc:creator>
    <meta:editing-duration>PT31S</meta:editing-duration>
    <meta:editing-cycles>1</meta:editing-cycles>
    <meta:generator>OpenOffice/4.1.5$Win32 OpenOffice.org_project/415m1$Build-9789</meta:generator>
  </office:meta>
</office:document-meta>
</file>